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ux--Repo的介绍与安装</text:h>
      <text:p text:style-name="P1">2018年09月13日 10:45:52 <text:a xlink:type="simple" xlink:href="https://me.csdn.net/qq_38880380" office:target-frame-name="_blank" xlink:show="new" text:style-name="Internet_20_link" text:visited-style-name="Visited_20_Internet_20_Link">worthsen</text:a> 阅读数 4114更多 </text:p>
      <text:p text:style-name="P1">分类专栏： <text:a xlink:type="simple" xlink:href="https://blog.csdn.net/qq_38880380/article/category/7074452" office:target-frame-name="_blank" xlink:show="new" text:style-name="Internet_20_link" text:visited-style-name="Visited_20_Internet_20_Link">Linux </text:a><text:a xlink:type="simple" xlink:href="https://blog.csdn.net/qq_38880380/article/category/9270568" office:target-frame-name="_blank" xlink:show="new" text:style-name="Internet_20_link" text:visited-style-name="Visited_20_Internet_20_Link">Linux </text:a></text:p>
      <text:section text:style-name="Sect1" text:name="article_content">
        <text:p text:style-name="P1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1">本文链接：<text:a xlink:type="simple" xlink:href="https://blog.csdn.net/qq_38880380/article/details/82683576" text:style-name="Internet_20_link" text:visited-style-name="Visited_20_Internet_20_Link">https://blog.csdn.net/qq_38880380/article/details/82683576</text:a> </text:p>
        <text:section text:style-name="Sect1" text:name="content_views">
          <text:p text:style-name="Text_20_body"><text:span text:style-name="Strong_20_Emphasis">一、介绍</text:span></text:p>
          <text:p text:style-name="Text_20_body">1、Repo是由Android开发的命令行工具，对Git部分命令进行了封装，将百多个Git库有效的进行组织</text:p>
          <text:p text:style-name="Text_20_body"> </text:p>
          <text:p text:style-name="Text_20_body"><text:span text:style-name="Strong_20_Emphasis">二、安装</text:span></text:p>
          <text:p text:style-name="Text_20_body">1、根目录下创建.bin文件夹</text:p>
          <text:p text:style-name="Text_20_body">mkdir ~/.bin</text:p>
          <text:p text:style-name="Text_20_body">2、配置为临时环境变量(也可配置为永久的)</text:p>
          <text:p text:style-name="Text_20_body">PATH=~/.bin:$PATH</text:p>
          <text:p text:style-name="Text_20_body">3、下载repo</text:p>
          <text:p text:style-name="Text_20_body">git clone https://gerrit-googlesource.lug.ustc.edu.cn/git-repo</text:p>
          <text:p text:style-name="Text_20_body">4、将git-repo中的repo文件复制到 1 创建的.bin目录中</text:p>
          <text:p text:style-name="Text_20_body">cd git-repo <text:line-break/>cp repo ~/.bin/</text:p>
          <text:p text:style-name="Text_20_body">5、修改权限</text:p>
          <text:p text:style-name="Text_20_body">chmod a+x ~/.bin/repo</text:p>
          <text:p text:style-name="Text_20_body">6、创建同步源码的工作目录</text:p>
          <text:p text:style-name="Text_20_body">mkdir android_source</text:p>
          <text:p text:style-name="Text_20_body">7、在工作目录中创建.repo目录</text:p>
          <text:p text:style-name="Text_20_body">cd android_source <text:line-break/>mkdir .repo</text:p>
          <text:p text:style-name="Text_20_body">8、将下载的git-repo拷贝到.repo下,并改名为 repo</text:p>
          <text:p text:style-name="Text_20_body">9、可以重新初始化了</text:p>
          <text:p text:style-name="Text_20_body">repo init -u xxxxxxxxx -b xxxx</text:p>
          <text:p text:style-name="Text_20_body">10、开始同步</text:p>
          <text:p text:style-name="Text_20_body"><text:soft-page-break/>repo sync<text:line-break/> </text:p>
          <text:p text:style-name="Text_20_body"><text:span text:style-name="Strong_20_Emphasis">三、使用</text:span></text:p>
          <text:p text:style-name="Text_20_body">1、运行repo init命令，克隆Android的一个清单库。这个清单库是通过XML技术建立的版本库清单。</text:p>
          <text:p text:style-name="Text_20_body">2、清单库中的manifest.xml文件，列出了几百个多个版本库的克隆方式。包括版本库的地址和工作区地址的对应关系，以及分支的对应关系。</text:p>
          <text:p text:style-name="Text_20_body">3、运行repo sync命令，开始同步，即分别克隆这几百个版本库到本地的工作区。</text:p>
          <text:p text:style-name="Text_20_body">4、同时对这几百个版本库执行切换分支操作，切换到某个分支。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20:48.104928808</meta:creation-date>
    <dc:date>2019-09-09T18:21:11.979585915</dc:date>
    <meta:editing-duration>PT24S</meta:editing-duration>
    <meta:editing-cycles>1</meta:editing-cycles>
    <meta:document-statistic meta:table-count="0" meta:image-count="0" meta:object-count="0" meta:page-count="2" meta:paragraph-count="33" meta:word-count="440" meta:character-count="848" meta:non-whitespace-character-count="805"/>
    <meta:generator>LibreOffice/5.1.2.2$Linux_X86_64 LibreOffice_project/10m0$Build-2</meta:generator>
  </office:meta>
</office:document-meta>
</file>